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2.8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16.76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80.54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236.64pt"/>
    </style:style>
    <style:style style:name="co12" style:family="table-column">
      <style:table-column-properties fo:break-before="auto" style:column-width="295.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22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transparent"/>
      <style:text-properties fo:color="#ffffff"/>
    </style:style>
    <style:style style:name="ce12" style:family="table-cell" style:parent-style-name="Default" style:data-style-name="N104">
      <style:table-cell-properties fo:background-color="transparent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15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009999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/>
          <table:table-cell table:style-name="ce1" office:value-type="string" calcext:value-type="string">
            <text:p>org.eclipse.symphony</text:p>
          </table:table-cell>
          <table:table-cell table:style-name="ce11" table:number-columns-repeated="2"/>
          <table:table-cell table:style-name="ce1" office:value-type="string" calcext:value-type="string">
            <text:p>Prefix</text:p>
          </table:table-cell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Utils Acronym</text:p>
          </table:table-cell>
          <table:table-cell table:style-name="ce1"/>
          <table:table-cell table:style-name="ce1" office:value-type="string" calcext:value-type="string">
            <text:p>common</text:p>
          </table:table-cell>
          <table:table-cell table:style-name="ce11" table:number-columns-repeated="2"/>
          <table:table-cell table:style-name="ce1"/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/>
          <table:table-cell table:style-name="ce1" office:value-type="string" calcext:value-type="string">
            <text:p>addons</text:p>
          </table:table-cell>
          <table:table-cell table:style-name="ce11" table:number-columns-repeated="2"/>
          <table:table-cell table:style-name="ce1"/>
          <table:table-cell table:style-name="ce11" table:number-columns-repeated="1018"/>
        </table:table-row>
        <table:table-row table:style-name="ro2">
          <table:table-cell table:style-name="ce2" office:value-type="string" calcext:value-type="string">
            <text:p>New Plugin 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undle</text:p>
          </table:table-cell>
          <table:table-cell table:style-name="ce2" office:value-type="string" calcext:value-type="string">
            <text:p>Old Name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UTILS | <text:s/>Common</text:p>
          </table:table-cell>
          <table:table-cell table:style-name="ce3"/>
          <table:table-cell table:style-name="ce10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." calcext:value-type="string">
            <text:p>org.eclipse.symphony.common..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space.mrt.common</text:p>
          </table:table-cell>
          <table:table-cell table:style-name="ce4" office:value-type="string" calcext:value-type="string">
            <text:p>Merge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" calcext:value-type="string">
            <text:p>org.eclipse.symphony.common..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4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.edit" calcext:value-type="string">
            <text:p>org.eclipse.symphony.common.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space.mrt.common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.ui" calcext:value-type="string">
            <text:p>org.eclipse.symphony.common.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space.mrt.common.ui</text:p>
          </table:table-cell>
          <table:table-cell table:style-name="ce4" office:value-type="string" calcext:value-type="string">
            <text:p>Merg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.ui" calcext:value-type="string">
            <text:p>org.eclipse.symphony.common.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4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widgets.ui" calcext:value-type="string">
            <text:p>org.eclipse.symphony.common.widgets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.databinding" calcext:value-type="string">
            <text:p>org.eclipse.symphony.common..databinding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3]&amp;&quot;.&quot;&amp;['New Names Map'.D13]&amp;&quot;.&quot;&amp;['New Names Map'.E13]" office:value-type="string" office:string-value="org.eclipse.symphony.common.converters." calcext:value-type="string">
            <text:p>org.eclipse.symphony.common.converters.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/>
          <table:table-cell table:style-name="ce5" office:value-type="string" calcext:value-type="string">
            <text:p>ca.gc.asc_csa.eclipse.converte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14]&amp;&quot;.&quot;&amp;['New Names Map'.D14]&amp;&quot;.&quot;&amp;['New Names Map'.E14]" office:value-type="string" office:string-value="org.eclipse.symphony.common.converters.edit" calcext:value-type="string">
            <text:p>org.eclipse.symphony.common.converters.edit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15]&amp;&quot;.&quot;&amp;['New Names Map'.D15]&amp;&quot;.&quot;&amp;['New Names Map'.E15]" office:value-type="string" office:string-value="org.eclipse.symphony.common.converters.ui" calcext:value-type="string">
            <text:p>org.eclipse.symphony.common.converters.ui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convert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log." calcext:value-type="string">
            <text:p>org.eclipse.symphony.common.log.</text:p>
          </table:table-cell>
          <table:table-cell table:style-name="ce9"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log.edit" calcext:value-type="string">
            <text:p>org.eclipse.symphony.common.log.edit</text:p>
          </table:table-cell>
          <table:table-cell table:style-name="ce9"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log.tests" calcext:value-type="string">
            <text:p>org.eclipse.symphony.common.log.tests</text:p>
          </table:table-cell>
          <table:table-cell table:style-name="ce9"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9]&amp;&quot;.&quot;&amp;['New Names Map'.D19]&amp;&quot;.&quot;&amp;['New Names Map'.E19]" office:value-type="string" office:string-value="org.eclipse.symphony.common.emf." calcext:value-type="string">
            <text:p>org.eclipse.symphony.common.emf.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space.eclipse.emf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0]&amp;&quot;.&quot;&amp;['New Names Map'.D20]&amp;&quot;.&quot;&amp;['New Names Map'.E20]" office:value-type="string" office:string-value="org.eclipse.symphony.common.emf." calcext:value-type="string">
            <text:p>org.eclipse.symphony.common.emf.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asc_csa.eclipse.emf.ecore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1]&amp;&quot;.&quot;&amp;['New Names Map'.D21]&amp;&quot;.&quot;&amp;['New Names Map'.E21]" office:value-type="string" office:string-value="org.eclipse.symphony.common.emf.databinding" calcext:value-type="string">
            <text:p>org.eclipse.symphony.common.emf.databinding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databinding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2]&amp;&quot;.&quot;&amp;['New Names Map'.D22]&amp;&quot;.&quot;&amp;['New Names Map'.E22]" office:value-type="string" office:string-value="org.eclipse.symphony.common.emf.databinding" calcext:value-type="string">
            <text:p>org.eclipse.symphony.common.emf.databinding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ecore.databinding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3]&amp;&quot;.&quot;&amp;['New Names Map'.D23]&amp;&quot;.&quot;&amp;['New Names Map'.E23]" office:value-type="string" office:string-value="org.eclipse.symphony.common.emf.edit" calcext:value-type="string">
            <text:p>org.eclipse.symphony.common.emf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eclipse.emf.ecore.edit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4]&amp;&quot;.&quot;&amp;['New Names Map'.D24]&amp;&quot;.&quot;&amp;['New Names Map'.E24]" office:value-type="string" office:string-value="org.eclipse.symphony.common.emf.edit" calcext:value-type="string">
            <text:p>org.eclipse.symphony.common.emf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eclipse.emf.edit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5]&amp;&quot;.&quot;&amp;['New Names Map'.D25]&amp;&quot;.&quot;&amp;['New Names Map'.E25]" office:value-type="string" office:string-value="org.eclipse.symphony.common.emf.edit.utils" calcext:value-type="string">
            <text:p>org.eclipse.symphony.common.emf.edit.utils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.utils</text:p>
          </table:table-cell>
          <table:table-cell table:style-name="ce5" office:value-type="string" calcext:value-type="string">
            <text:p>ca.gc.asc_csa.eclipse.emf.ecore.edit.util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6]&amp;&quot;.&quot;&amp;['New Names Map'.D26]&amp;&quot;.&quot;&amp;['New Names Map'.E26]" office:value-type="string" office:string-value="org.eclipse.symphony.common.emf.ui" calcext:value-type="string">
            <text:p>org.eclipse.symphony.common.emf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emf.ecore.ui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7]&amp;&quot;.&quot;&amp;['New Names Map'.D27]&amp;&quot;.&quot;&amp;['New Names Map'.E27]" office:value-type="string" office:string-value="org.eclipse.symphony.common.emf.ui" calcext:value-type="string">
            <text:p>org.eclipse.symphony.common.emf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eclipse.emf.ui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8]&amp;&quot;.&quot;&amp;['New Names Map'.D28]&amp;&quot;.&quot;&amp;['New Names Map'.E28]" office:value-type="string" office:string-value="org.eclipse.symphony.common.emf.ui.edit" calcext:value-type="string">
            <text:p>org.eclipse.symphony.common.emf.ui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eclipse.emf.ecore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9]&amp;&quot;.&quot;&amp;['New Names Map'.D29]&amp;&quot;.&quot;&amp;['New Names Map'.E29]" office:value-type="string" office:string-value="org.eclipse.symphony.common.images." calcext:value-type="string">
            <text:p>org.eclipse.symphony.common.images.</text:p>
          </table:table-cell>
          <table:table-cell table:style-name="ce9"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0]&amp;&quot;.&quot;&amp;['New Names Map'.D30]&amp;&quot;.&quot;&amp;['New Names Map'.E30]" office:value-type="string" office:string-value="org.eclipse.symphony.common.images.edit" calcext:value-type="string">
            <text:p>org.eclipse.symphony.common.images.edit</text:p>
          </table:table-cell>
          <table:table-cell table:style-name="ce9"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1]&amp;&quot;.&quot;&amp;['New Names Map'.D31]&amp;&quot;.&quot;&amp;['New Names Map'.E31]" office:value-type="string" office:string-value="org.eclipse.symphony.common.images.ui" calcext:value-type="string">
            <text:p>org.eclipse.symphony.common.images.ui</text:p>
          </table:table-cell>
          <table:table-cell table:style-name="ce9"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6" table:formula="of:=['New Names Map'.$C$1]&amp;&quot;.&quot;&amp;['New Names Map'.C32]&amp;&quot;.&quot;&amp;['New Names Map'.D32]&amp;&quot;.&quot;&amp;['New Names Map'.E32]" office:value-type="string" office:string-value="org.eclipse.symphony.common.images.ros" calcext:value-type="string">
            <text:p>org.eclipse.symphony.common.images.ros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</text:p>
          </table:table-cell>
          <table:table-cell table:style-name="ce6" office:value-type="string" calcext:value-type="string">
            <text:p>ca.gc.asc_csa.eclipse.images.core.ros</text:p>
          </table:table-cell>
          <table:table-cell table:style-name="ce6" office:value-type="string" calcext:value-type="string">
            <text:p>Should move this under tools</text:p>
          </table:table-cell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3]&amp;&quot;.&quot;&amp;['New Names Map'.D33]&amp;&quot;.&quot;&amp;['New Names Map'.E33]" office:value-type="string" office:string-value="org.eclipse.symphony.common.images.ros.edit" calcext:value-type="string">
            <text:p>org.eclipse.symphony.common.images.ros.edit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edit</text:p>
          </table:table-cell>
          <table:table-cell table:style-name="ce6" office:value-type="string" calcext:value-type="string">
            <text:p>ca.gc.asc_csa.eclipse.images.core.ros.edit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4]&amp;&quot;.&quot;&amp;['New Names Map'.D34]&amp;&quot;.&quot;&amp;['New Names Map'.E34]" office:value-type="string" office:string-value="org.eclipse.symphony.common.images.ros.feature" calcext:value-type="string">
            <text:p>org.eclipse.symphony.common.images.ros.feature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feature</text:p>
          </table:table-cell>
          <table:table-cell table:style-name="ce6" office:value-type="string" calcext:value-type="string">
            <text:p>NEW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7" table:formula="of:=['New Names Map'.$C$1]&amp;&quot;.&quot;&amp;['New Names Map'.C35]&amp;&quot;.&quot;&amp;['New Names Map'.D35]&amp;&quot;.&quot;&amp;['New Names Map'.E35]" office:value-type="string" office:string-value="org.eclipse.symphony.common.ros." calcext:value-type="string">
            <text:p>org.eclipse.symphony.common.ros.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/>
          <table:table-cell table:style-name="ce7" office:value-type="string" calcext:value-type="string">
            <text:p>ca.gc.asc_csa.eclipse.ros</text:p>
          </table:table-cell>
          <table:table-cell table:style-name="ce7" office:value-type="string" calcext:value-type="string">
            <text:p>Should move this under tools</text:p>
          </table:table-cell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6]&amp;&quot;.&quot;&amp;['New Names Map'.D36]&amp;&quot;.&quot;&amp;['New Names Map'.E36]" office:value-type="string" office:string-value="org.eclipse.symphony.common.ros.edit" calcext:value-type="string">
            <text:p>org.eclipse.symphony.common.ros.edit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edit</text:p>
          </table:table-cell>
          <table:table-cell table:style-name="ce7" office:value-type="string" calcext:value-type="string">
            <text:p>ca.gc.asc_csa.eclipse.ros.edit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7]&amp;&quot;.&quot;&amp;['New Names Map'.D37]&amp;&quot;.&quot;&amp;['New Names Map'.E37]" office:value-type="string" office:string-value="org.eclipse.symphony.common.ros.msgs" calcext:value-type="string">
            <text:p>org.eclipse.symphony.common.ros.msgs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msgs</text:p>
          </table:table-cell>
          <table:table-cell table:style-name="ce7" office:value-type="string" calcext:value-type="string">
            <text:p>ca.gc.asc_csa.eclipse.ros.msgs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8]&amp;&quot;.&quot;&amp;['New Names Map'.D38]&amp;&quot;.&quot;&amp;['New Names Map'.E38]" office:value-type="string" office:string-value="org.eclipse.symphony.common.ros.ui" calcext:value-type="string">
            <text:p>org.eclipse.symphony.common.ros.ui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ca.gc.asc_csa.eclipse.ros.ui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9]&amp;&quot;.&quot;&amp;['New Names Map'.D39]&amp;&quot;.&quot;&amp;['New Names Map'.E39]" office:value-type="string" office:string-value="org.eclipse.symphony.common.ros.feature" calcext:value-type="string">
            <text:p>org.eclipse.symphony.common.ros.feature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ca.gc.asc_csa.eclipse.ros.feature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5" table:formula="of:=['New Names Map'.$C$1]&amp;&quot;.&quot;&amp;['New Names Map'.C40]&amp;&quot;.&quot;&amp;['New Names Map'.D40]&amp;&quot;.&quot;&amp;['New Names Map'.E40]" office:value-type="string" office:string-value="org.eclipse.symphony.common.processors." calcext:value-type="string">
            <text:p>org.eclipse.symphony.common.processors.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/>
          <table:table-cell table:style-name="ce5" office:value-type="string" calcext:value-type="string">
            <text:p>ca.gc.space.mrt.common.processo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41]&amp;&quot;.&quot;&amp;['New Names Map'.D41]&amp;&quot;.&quot;&amp;['New Names Map'.E41]" office:value-type="string" office:string-value="org.eclipse.symphony.common.processors.edit" calcext:value-type="string">
            <text:p>org.eclipse.symphony.common.processors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rt.common.processo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2]&amp;&quot;.&quot;&amp;['New Names Map'.D42]&amp;&quot;.&quot;&amp;['New Names Map'.E42]" office:value-type="string" office:string-value="org.eclipse.symphony.common.recorders." calcext:value-type="string">
            <text:p>org.eclipse.symphony.common.recorders.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4" office:value-type="string" calcext:value-type="string">
            <text:p>Should we merge this with symphony core recording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3]&amp;&quot;.&quot;&amp;['New Names Map'.D43]&amp;&quot;.&quot;&amp;['New Names Map'.E43]" office:value-type="string" office:string-value="org.eclipse.symphony.common.recorders.edit" calcext:value-type="string">
            <text:p>org.eclipse.symphony.common.recorders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4" table:number-columns-repeated="1018"/>
        </table:table-row>
        <table:table-row table:style-name="ro1">
          <table:table-cell table:style-name="ce5" table:formula="of:=['New Names Map'.$C$1]&amp;&quot;.&quot;&amp;['New Names Map'.C44]&amp;&quot;.&quot;&amp;['New Names Map'.D44]&amp;&quot;.&quot;&amp;['New Names Map'.E44]" office:value-type="string" office:string-value="org.eclipse.symphony.common.io.las" calcext:value-type="string">
            <text:p>org.eclipse.symphony.common.io.las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las</text:p>
          </table:table-cell>
          <table:table-cell table:style-name="ce5" office:value-type="string" calcext:value-type="string">
            <text:p>ca.gc.asc_csa.io.las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45]&amp;&quot;.&quot;&amp;['New Names Map'.D45]&amp;&quot;.&quot;&amp;['New Names Map'.E45]" office:value-type="string" office:string-value="org.eclipse.symphony.common.io.pif" calcext:value-type="string">
            <text:p>org.eclipse.symphony.common.io.pif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pif</text:p>
          </table:table-cell>
          <table:table-cell table:style-name="ce5" office:value-type="string" calcext:value-type="string">
            <text:p>ca.gc.asc_csa.io.pif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46]&amp;&quot;.&quot;&amp;['New Names Map'.D46]&amp;&quot;.&quot;&amp;['New Names Map'.E46]" office:value-type="string" office:string-value="org.eclipse.symphony.common.io.csv" calcext:value-type="string">
            <text:p>org.eclipse.symphony.common.io.csv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ca.gc.space.mrt.common.csv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47]&amp;&quot;.&quot;&amp;['New Names Map'.D47]&amp;&quot;.&quot;&amp;['New Names Map'.E47]" office:value-type="string" office:string-value="org.eclipse.symphony.common.io.csv.edit" calcext:value-type="string">
            <text:p>org.eclipse.symphony.common.io.csv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sv.edit</text:p>
          </table:table-cell>
          <table:table-cell table:style-name="ce5" office:value-type="string" calcext:value-type="string">
            <text:p>ca.gc.space.mrt.common.csv.edit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7"/>
        </table:table-row>
        <table:table-row table:style-name="ro1">
          <table:table-cell table:formula="of:=['New Names Map'.$C$1]&amp;&quot;.&quot;&amp;['New Names Map'.C48]&amp;&quot;.&quot;&amp;['New Names Map'.D48]&amp;&quot;.&quot;&amp;['New Names Map'.E48]" office:value-type="string" office:string-value="org.eclipse.symphony.common.jinput." calcext:value-type="string">
            <text:p>org.eclipse.symphony.common.jinput.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4" office:value-type="string" calcext:value-type="string">
            <text:p>Should we move this under tool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jinput.Bindings → core" calcext:value-type="string">
            <text:p>org.eclipse.symphony.common.jinput.Bindings → co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Bindings → core</text:p>
          </table:table-cell>
          <table:table-cell office:value-type="string" calcext:value-type="string">
            <text:p>ca.gc.asc_csa.jinput.binding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50]&amp;&quot;.&quot;&amp;['New Names Map'.D50]&amp;&quot;.&quot;&amp;['New Names Map'.E50]" office:value-type="string" office:string-value="org.eclipse.symphony.common.jinput.edit" calcext:value-type="string">
            <text:p>org.eclipse.symphony.common.jinput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51]&amp;&quot;.&quot;&amp;['New Names Map'.D51]&amp;&quot;.&quot;&amp;['New Names Map'.E51]" office:value-type="string" office:string-value="org.eclipse.symphony.common.jinput.ui" calcext:value-type="string">
            <text:p>org.eclipse.symphony.common.jinput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4" table:number-columns-repeated="1018"/>
        </table:table-row>
        <table:table-row table:style-name="ro1">
          <table:table-cell table:style-name="ce5" table:formula="of:=['New Names Map'.$C$1]&amp;&quot;.&quot;&amp;['New Names Map'.C52]&amp;&quot;.&quot;&amp;['New Names Map'.D52]&amp;&quot;.&quot;&amp;['New Names Map'.E52]" office:value-type="string" office:string-value="org.eclipse.symphony.common.java3d." calcext:value-type="string">
            <text:p>org.eclipse.symphony.common.java3d.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java3d</text:p>
          </table:table-cell>
          <table:table-cell table:style-name="ce5"/>
          <table:table-cell table:style-name="ce5" office:value-type="string" calcext:value-type="string">
            <text:p>ca.gc.space.java3d.core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53]&amp;&quot;.&quot;&amp;['New Names Map'.D53]&amp;&quot;.&quot;&amp;['New Names Map'.E53]" office:value-type="string" office:string-value="org.eclipse.symphony.common.lang.java" calcext:value-type="string">
            <text:p>org.eclipse.symphony.common.lang.java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54]&amp;&quot;.&quot;&amp;['New Names Map'.D54]&amp;&quot;.&quot;&amp;['New Names Map'.E54]" office:value-type="string" office:string-value="org.eclipse.symphony.common.lang.java.feature" calcext:value-type="string">
            <text:p>org.eclipse.symphony.common.lang.java.featu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.feature</text:p>
          </table:table-cell>
          <table:table-cell office:value-type="string" calcext:value-type="string">
            <text:p>ca.gc.space.java.utils.feature</text:p>
          </table:table-cell>
          <table:table-cell table:style-name="ce4" table:number-columns-repeated="1018"/>
        </table:table-row>
        <table:table-row table:style-name="ro1">
          <table:table-cell table:style-name="ce5" table:formula="of:=['New Names Map'.$C$1]&amp;&quot;.&quot;&amp;['New Names Map'.C55]&amp;&quot;.&quot;&amp;['New Names Map'.D55]&amp;&quot;.&quot;&amp;['New Names Map'.E55]" office:value-type="string" office:string-value="org.eclipse.symphony.common.math." calcext:value-type="string">
            <text:p>org.eclipse.symphony.common.math.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/>
          <table:table-cell table:style-name="ce5" office:value-type="string" calcext:value-type="string">
            <text:p>ca.gc.space.math.cor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6]&amp;&quot;.&quot;&amp;['New Names Map'.D56]&amp;&quot;.&quot;&amp;['New Names Map'.E56]" office:value-type="string" office:string-value="org.eclipse.symphony.common.math.edit" calcext:value-type="string">
            <text:p>org.eclipse.symphony.common.math.edit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ath.core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7]&amp;&quot;.&quot;&amp;['New Names Map'.D57]&amp;&quot;.&quot;&amp;['New Names Map'.E57]" office:value-type="string" office:string-value="org.eclipse.symphony.common.math.ui" calcext:value-type="string">
            <text:p>org.eclipse.symphony.common.math.ui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math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8]&amp;&quot;.&quot;&amp;['New Names Map'.D58]&amp;&quot;.&quot;&amp;['New Names Map'.E58]" office:value-type="string" office:string-value="org.eclipse.symphony.common.math.ui.edit" calcext:value-type="string">
            <text:p>org.eclipse.symphony.common.math.ui.edit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space.math.ui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9]&amp;&quot;.&quot;&amp;['New Names Map'.D59]&amp;&quot;.&quot;&amp;['New Names Map'.E59]" office:value-type="string" office:string-value="org.eclipse.symphony.common.math.statistics" calcext:value-type="string">
            <text:p>org.eclipse.symphony.common.math.statistics</text:p>
          </table:table-cell>
          <table:table-cell table:style-name="ce9"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ca.gc.space.math.statistic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" calcext:value-type="string">
            <text:p>org.eclipse.symphony.common.geometry.data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.edit" calcext:value-type="string">
            <text:p>org.eclipse.symphony.common.geometry.data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62]&amp;&quot;.&quot;&amp;['New Names Map'.D62]&amp;&quot;.&quot;&amp;['New Names Map'.E62]" office:value-type="string" office:string-value="org.eclipse.symphony.common.geometry.data25d" calcext:value-type="string">
            <text:p>org.eclipse.symphony.common.geometry.data25d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3]&amp;&quot;.&quot;&amp;['New Names Map'.D63]&amp;&quot;.&quot;&amp;['New Names Map'.E63]" office:value-type="string" office:string-value="org.eclipse.symphony.common.geometry.data25d.edit" calcext:value-type="string">
            <text:p>org.eclipse.symphony.common.geometry.data25d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4]&amp;&quot;.&quot;&amp;['New Names Map'.D64]&amp;&quot;.&quot;&amp;['New Names Map'.E64]" office:value-type="string" office:string-value="org.eclipse.symphony.common.geometry.data25d.ui" calcext:value-type="string">
            <text:p>org.eclipse.symphony.common.geometry.data25d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5]&amp;&quot;.&quot;&amp;['New Names Map'.D65]&amp;&quot;.&quot;&amp;['New Names Map'.E65]" office:value-type="string" office:string-value="org.eclipse.symphony.common.geometry.data25d.ui.edit" calcext:value-type="string">
            <text:p>org.eclipse.symphony.common.geometry.data25d.ui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6]&amp;&quot;.&quot;&amp;['New Names Map'.D66]&amp;&quot;.&quot;&amp;['New Names Map'.E66]" office:value-type="string" office:string-value="org.eclipse.symphony.common.geometry.data25d.feature" calcext:value-type="string">
            <text:p>org.eclipse.symphony.common.geometry.data25d.featu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feature</text:p>
          </table:table-cell>
          <table:table-cell office:value-type="string" calcext:value-type="string">
            <text:p>NEW</text:p>
          </table:table-cell>
          <table:table-cell table:style-name="ce4" table:number-columns-repeated="1018"/>
        </table:table-row>
        <table:table-row table:style-name="ro1">
          <table:table-cell table:style-name="ce6" table:formula="of:=['New Names Map'.$C$1]&amp;&quot;.&quot;&amp;['New Names Map'.C67]&amp;&quot;.&quot;&amp;['New Names Map'.D67]&amp;&quot;.&quot;&amp;['New Names Map'.E67]" office:value-type="string" office:string-value="org.eclipse.symphony.common.geometry.data25d.matlab" calcext:value-type="string">
            <text:p>org.eclipse.symphony.common.geometry.data25d.matlab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</text:p>
          </table:table-cell>
          <table:table-cell table:style-name="ce6" office:value-type="string" calcext:value-type="string">
            <text:p>ca.gc.space.mrt.geometry.data25d.matlab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68]&amp;&quot;.&quot;&amp;['New Names Map'.D68]&amp;&quot;.&quot;&amp;['New Names Map'.E68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edit</text:p>
          </table:table-cell>
          <table:table-cell table:style-name="ce6" office:value-type="string" calcext:value-type="string">
            <text:p>ca.gc.space.mrt.geometry.data25d.matlab.edit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69]&amp;&quot;.&quot;&amp;['New Names Map'.D69]&amp;&quot;.&quot;&amp;['New Names Map'.E69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x86</text:p>
          </table:table-cell>
          <table:table-cell table:style-name="ce6" office:value-type="string" calcext:value-type="string">
            <text:p>ca.gc.space.mrt.geometry.data25d.matlab.linux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70]&amp;&quot;.&quot;&amp;['New Names Map'.D70]&amp;&quot;.&quot;&amp;['New Names Map'.E70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win32</text:p>
          </table:table-cell>
          <table:table-cell table:style-name="ce6" office:value-type="string" calcext:value-type="string">
            <text:p>ca.gc.space.mrt.geometry.data25d.matlab.win32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71]&amp;&quot;.&quot;&amp;['New Names Map'.D71]&amp;&quot;.&quot;&amp;['New Names Map'.E71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feature</text:p>
          </table:table-cell>
          <table:table-cell table:style-name="ce6" office:value-type="string" calcext:value-type="string">
            <text:p>NEW</text:p>
          </table:table-cell>
          <table:table-cell table:style-name="ce6" table:number-columns-repeated="1018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" calcext:value-type="string">
            <text:p>org.eclipse.symphony.common.geometry.data3d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3]&amp;&quot;.&quot;&amp;['New Names Map'.D73]&amp;&quot;.&quot;&amp;['New Names Map'.E73]" office:value-type="string" office:string-value="org.eclipse.symphony.common.geometry.data3d.edit" calcext:value-type="string">
            <text:p>org.eclipse.symphony.common.geometry.data3d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ui" calcext:value-type="string">
            <text:p>org.eclipse.symphony.common.geometry.data3d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ui.edit" calcext:value-type="string">
            <text:p>org.eclipse.symphony.common.geometry.data3d.ui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6]&amp;&quot;.&quot;&amp;['New Names Map'.D76]&amp;&quot;.&quot;&amp;['New Names Map'.E76]" office:value-type="string" office:string-value="org.eclipse.symphony.common.geometry.data3d.ui.jme3" calcext:value-type="string">
            <text:p>org.eclipse.symphony.common.geometry.data3d.ui.jme3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ros" calcext:value-type="string">
            <text:p>org.eclipse.symphony.common.geometry.data3d.ros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ros</text:p>
          </table:table-cell>
          <table:table-cell office:value-type="string" calcext:value-type="string">
            <text:p>ca.gc.space.mrt.geometry.data3d.ro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asc" calcext:value-type="string">
            <text:p>org.eclipse.symphony.common.geometry.data3d.asc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asc.edit" calcext:value-type="string">
            <text:p>org.eclipse.symphony.common.geometry.data3d.asc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table:formula="of:=['New Names Map'.$C$1]&amp;&quot;.&quot;&amp;['New Names Map'.C80]&amp;&quot;.&quot;&amp;['New Names Map'.D80]&amp;&quot;.&quot;&amp;['New Names Map'.E80]" office:value-type="string" office:string-value="org.eclipse.symphony.common.geometry.data3d.matlab" calcext:value-type="string">
            <text:p>org.eclipse.symphony.common.geometry.data3d.matlab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</text:p>
          </table:table-cell>
          <table:table-cell table:style-name="ce7" office:value-type="string" calcext:value-type="string">
            <text:p>ca.gc.space.mrt.geometry.data3d.matlab</text:p>
          </table:table-cell>
          <table:table-cell table:style-name="ce7" office:value-type="string" calcext:value-type="string">
            <text:p>Implement later</text:p>
          </table:table-cell>
          <table:table-cell table:style-name="ce13" table:number-columns-repeated="1017"/>
        </table:table-row>
        <table:table-row table:style-name="ro1">
          <table:table-cell table:style-name="ce7" table:formula="of:=['New Names Map'.$C$1]&amp;&quot;.&quot;&amp;['New Names Map'.C81]&amp;&quot;.&quot;&amp;['New Names Map'.D81]&amp;&quot;.&quot;&amp;['New Names Map'.E81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edit</text:p>
          </table:table-cell>
          <table:table-cell table:style-name="ce7" office:value-type="string" calcext:value-type="string">
            <text:p>ca.gc.space.mrt.geometry.data3d.matlab.edit</text:p>
          </table:table-cell>
          <table:table-cell table:style-name="ce7" office:value-type="string" calcext:value-type="string">
            <text:p>Implement later</text:p>
          </table:table-cell>
          <table:table-cell table:style-name="ce13" table:number-columns-repeated="1017"/>
        </table:table-row>
        <table:table-row table:style-name="ro1">
          <table:table-cell table:style-name="ce7" table:formula="of:=['New Names Map'.$C$1]&amp;&quot;.&quot;&amp;['New Names Map'.C82]&amp;&quot;.&quot;&amp;['New Names Map'.D82]&amp;&quot;.&quot;&amp;['New Names Map'.E82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linux.x86</text:p>
          </table:table-cell>
          <table:table-cell table:style-name="ce7" office:value-type="string" calcext:value-type="string">
            <text:p>ca.gc.space.mrt.geometry.data3d.matlab.linux</text:p>
          </table:table-cell>
          <table:table-cell table:style-name="ce7" office:value-type="string" calcext:value-type="string">
            <text:p>Implement later</text:p>
          </table:table-cell>
          <table:table-cell table:style-name="ce13" table:number-columns-repeated="1017"/>
        </table:table-row>
        <table:table-row table:style-name="ro1">
          <table:table-cell table:style-name="ce7" table:formula="of:=['New Names Map'.$C$1]&amp;&quot;.&quot;&amp;['New Names Map'.C83]&amp;&quot;.&quot;&amp;['New Names Map'.D83]&amp;&quot;.&quot;&amp;['New Names Map'.E83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win32</text:p>
          </table:table-cell>
          <table:table-cell table:style-name="ce7" office:value-type="string" calcext:value-type="string">
            <text:p>ca.gc.space.mrt.geometry.data3d.matlab.win32</text:p>
          </table:table-cell>
          <table:table-cell table:style-name="ce7" office:value-type="string" calcext:value-type="string">
            <text:p>Implement later</text:p>
          </table:table-cell>
          <table:table-cell table:style-name="ce13" table:number-columns-repeated="1017"/>
        </table:table-row>
        <table:table-row table:style-name="ro1">
          <table:table-cell table:formula="of:=['New Names Map'.$C$1]&amp;&quot;.&quot;&amp;['New Names Map'.C84]&amp;&quot;.&quot;&amp;['New Names Map'.D84]&amp;&quot;.&quot;&amp;['New Names Map'.E84]" office:value-type="string" office:string-value="org.eclipse.symphony.common.geometry.data3d.persistence" calcext:value-type="string">
            <text:p>org.eclipse.symphony.common.geometry.data3d.persistenc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5]&amp;&quot;.&quot;&amp;['New Names Map'.D85]&amp;&quot;.&quot;&amp;['New Names Map'.E85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6]&amp;&quot;.&quot;&amp;['New Names Map'.D86]&amp;&quot;.&quot;&amp;['New Names Map'.E86]" office:value-type="string" office:string-value="org.eclipse.symphony.common.geometry.data3d.ui.las" calcext:value-type="string">
            <text:p>org.eclipse.symphony.common.geometry.data3d.ui.las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las</text:p>
          </table:table-cell>
          <table:table-cell office:value-type="string" calcext:value-type="string">
            <text:p>ca.gc.space.mrt.geometry.data3d.ui.las</text:p>
          </table:table-cell>
          <table:table-cell table:style-name="ce4" office:value-type="string" calcext:value-type="string">
            <text:p>under .ui or not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7]&amp;&quot;.&quot;&amp;['New Names Map'.D87]&amp;&quot;.&quot;&amp;['New Names Map'.E87]" office:value-type="string" office:string-value="org.eclipse.symphony.common.geometry.data3d.ui.pif" calcext:value-type="string">
            <text:p>org.eclipse.symphony.common.geometry.data3d.ui.pif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pif</text:p>
          </table:table-cell>
          <table:table-cell office:value-type="string" calcext:value-type="string">
            <text:p>ca.gc.space.mrt.geometry.data3d.ui.pif</text:p>
          </table:table-cell>
          <table:table-cell table:style-name="ce4" office:value-type="string" calcext:value-type="string">
            <text:p>under .ui or not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8]&amp;&quot;.&quot;&amp;['New Names Map'.D88]&amp;&quot;.&quot;&amp;['New Names Map'.E88]" office:value-type="string" office:string-value="org.eclipse.symphony.common.geometry.data3d.ui.xyz" calcext:value-type="string">
            <text:p>org.eclipse.symphony.common.geometry.data3d.ui.xyz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xyz</text:p>
          </table:table-cell>
          <table:table-cell office:value-type="string" calcext:value-type="string">
            <text:p>ca.gc.space.mrt.geometry.data3d.ui.xyz</text:p>
          </table:table-cell>
          <table:table-cell table:style-name="ce4" office:value-type="string" calcext:value-type="string">
            <text:p>under .ui or not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9]&amp;&quot;.&quot;&amp;['New Names Map'.D89]&amp;&quot;.&quot;&amp;['New Names Map'.E89]" office:value-type="string" office:string-value="org.eclipse.symphony.common.geometry.data3d.feature" calcext:value-type="string">
            <text:p>org.eclipse.symphony.common.geometry.data3d.featu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feature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90]&amp;&quot;.&quot;&amp;['New Names Map'.D90]&amp;&quot;.&quot;&amp;['New Names Map'.E90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</text:p>
          </table:table-cell>
          <table:table-cell table:style-name="ce5" office:value-type="string" calcext:value-type="string">
            <text:p>ca.gc.space.mrt.geometry.data3d.vtk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91]&amp;&quot;.&quot;&amp;['New Names Map'.D91]&amp;&quot;.&quot;&amp;['New Names Map'.E91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edit</text:p>
          </table:table-cell>
          <table:table-cell table:style-name="ce5" office:value-type="string" calcext:value-type="string">
            <text:p>ca.gc.space.mrt.geometry.data3d.vtk.edit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92]&amp;&quot;.&quot;&amp;['New Names Map'.D92]&amp;&quot;.&quot;&amp;['New Names Map'.E92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ui</text:p>
          </table:table-cell>
          <table:table-cell table:style-name="ce5" office:value-type="string" calcext:value-type="string">
            <text:p>ca.gc.space.mrt.geometry.data3d.vtk.ui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topology." calcext:value-type="string">
            <text:p>org.eclipse.symphony.common.topology.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edit" calcext:value-type="string">
            <text:p>org.eclipse.symphony.common.topology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ui" calcext:value-type="string">
            <text:p>org.eclipse.symphony.common.topology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" calcext:value-type="string">
            <text:p>org.eclipse.symphony.common.topology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.preferences</text:p>
          </table:table-cell>
          <table:table-cell table:style-name="ce4" office:value-type="string" calcext:value-type="string">
            <text:p>Merge into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" calcext:value-type="string">
            <text:p>org.eclipse.symphony.common.topology.ui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topology.ui.viewer</text:p>
          </table:table-cell>
          <table:table-cell table:style-name="ce4" office:value-type="string" calcext:value-type="string">
            <text:p>Why NOT in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edit" calcext:value-type="string">
            <text:p>org.eclipse.symphony.common.topology.ui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edit" calcext:value-type="string">
            <text:p>org.eclipse.symphony.common.topology.ui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topology.ui.viewer.edit</text:p>
          </table:table-cell>
          <table:table-cell table:style-name="ce4" office:value-type="string" calcext:value-type="string">
            <text:p>Why NOT in org.eclipse.symphony.utils.topology.ui.edit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ui.jme3" calcext:value-type="string">
            <text:p>org.eclipse.symphony.common.topology.ui.jme3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ui.jme3.edit" calcext:value-type="string">
            <text:p>org.eclipse.symphony.common.topology.ui.jme3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bindings" calcext:value-type="string">
            <text:p>org.eclipse.symphony.common.topology.bindings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bindings.edit" calcext:value-type="string">
            <text:p>org.eclipse.symphony.common.topology.bindings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feature" calcext:value-type="string">
            <text:p>org.eclipse.symphony.common.topology.featu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a.gc.space.topology.feature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ui.feature" calcext:value-type="string">
            <text:p>org.eclipse.symphony.common.topology.ui.featu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feature</text:p>
          </table:table-cell>
          <table:table-cell office:value-type="string" calcext:value-type="string">
            <text:p>ca.gc.space.topology.ui.feature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primitives" calcext:value-type="string">
            <text:p>org.eclipse.symphony.common.topology.addons.primitives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8]&amp;&quot;.&quot;&amp;['New Names Map'.D108]&amp;&quot;.&quot;&amp;['New Names Map'.E108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9]&amp;&quot;.&quot;&amp;['New Names Map'.D109]&amp;&quot;.&quot;&amp;['New Names Map'.E109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10]&amp;&quot;.&quot;&amp;['New Names Map'.D110]&amp;&quot;.&quot;&amp;['New Names Map'.E110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11]&amp;&quot;.&quot;&amp;['New Names Map'.D111]&amp;&quot;.&quot;&amp;['New Names Map'.E111]" office:value-type="string" office:string-value="org.eclipse.symphony.common.topology.addons.feature" calcext:value-type="string">
            <text:p>org.eclipse.symphony.common.topology.addons.feature</text:p>
          </table:table-cell>
          <table:table-cell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feature</text:p>
          </table:table-cell>
          <table:table-cell office:value-type="string" calcext:value-type="string">
            <text:p>ca.gc.space.topology.feature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CORE</text:p>
          </table:table-cell>
          <table:table-cell table:style-name="ce3"/>
          <table:table-cell table:style-name="ce10" table:number-columns-repeated="1022"/>
        </table:table-row>
        <table:table-row table:style-name="ro1">
          <table:table-cell table:style-name="Default" table:formula="of:=['New Names Map'.$C$1]&amp;&quot;.&quot;&amp;['New Names Map'.C113]&amp;&quot;.&quot;&amp;['New Names Map'.D113]&amp;&quot;.&quot;&amp;['New Names Map'.E113]" office:value-type="string" office:string-value="org.eclipse.symphony.core.." calcext:value-type="string">
            <text:p>org.eclipse.symphony.core..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edit" calcext:value-type="string">
            <text:p>org.eclipse.symphony.core..edit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.ui" calcext:value-type="string">
            <text:p>org.eclipse.symphony.core..ui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.ui.edit" calcext:value-type="string">
            <text:p>org.eclipse.symphony.core..ui.edit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.ui.jme3" calcext:value-type="string">
            <text:p>org.eclipse.symphony.core..ui.jme3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8]&amp;&quot;.&quot;&amp;['New Names Map'.D118]&amp;&quot;.&quot;&amp;['New Names Map'.E118]" office:value-type="string" office:string-value="org.eclipse.symphony.core..ui.sirius" calcext:value-type="string">
            <text:p>org.eclipse.symphony.core..ui.sirius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9]&amp;&quot;.&quot;&amp;['New Names Map'.D119]&amp;&quot;.&quot;&amp;['New Names Map'.E119]" office:value-type="string" office:string-value="org.eclipse.symphony.core.topology." calcext:value-type="string">
            <text:p>org.eclipse.symphony.core.topology.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0]&amp;&quot;.&quot;&amp;['New Names Map'.D120]&amp;&quot;.&quot;&amp;['New Names Map'.E120]" office:value-type="string" office:string-value="org.eclipse.symphony.core.topology.edit" calcext:value-type="string">
            <text:p>org.eclipse.symphony.core.topology.edit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1]&amp;&quot;.&quot;&amp;['New Names Map'.D121]&amp;&quot;.&quot;&amp;['New Names Map'.E121]" office:value-type="string" office:string-value="org.eclipse.symphony.core.topology.ui" calcext:value-type="string">
            <text:p>org.eclipse.symphony.core.topology.ui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2]&amp;&quot;.&quot;&amp;['New Names Map'.D122]&amp;&quot;.&quot;&amp;['New Names Map'.E122]" office:value-type="string" office:string-value="org.eclipse.symphony.core.invocator." calcext:value-type="string">
            <text:p>org.eclipse.symphony.core.invocator.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invocator.edit" calcext:value-type="string">
            <text:p>org.eclipse.symphony.core.invocator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invocator.editor" calcext:value-type="string">
            <text:p>org.eclipse.symphony.core.invocator.editor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invocator.ui" calcext:value-type="string">
            <text:p>org.eclipse.symphony.core.invocator.ui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invocator.ui.edit" calcext:value-type="string">
            <text:p>org.eclipse.symphony.core.invocator.ui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invocator.feature" calcext:value-type="string">
            <text:p>org.eclipse.symphony.core.invocator.feature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a.gc.asc_csa.eclipse.emf.ecore.invocator.featu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display." calcext:value-type="string">
            <text:p>org.eclipse.symphony.core.display.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display.edit" calcext:value-type="string">
            <text:p>org.eclipse.symphony.core.display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display.ui" calcext:value-type="string">
            <text:p>org.eclipse.symphony.core.display.ui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" calcext:value-type="string">
            <text:p>org.eclipse.symphony.core.programs.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edit" calcext:value-type="string">
            <text:p>org.eclipse.symphony.core.programs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programs.feature" calcext:value-type="string">
            <text:p>org.eclipse.symphony.core.programs.feature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programs.simple." calcext:value-type="string">
            <text:p>org.eclipse.symphony.core.programs.simple.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programs.simple.edit" calcext:value-type="string">
            <text:p>org.eclipse.symphony.core.programs.simple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6]&amp;&quot;.&quot;&amp;['New Names Map'.D136]&amp;&quot;.&quot;&amp;['New Names Map'.E136]" office:value-type="string" office:string-value="org.eclipse.symphony.core.programs.simple.feature" calcext:value-type="string">
            <text:p>org.eclipse.symphony.core.programs.simple.feature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7]&amp;&quot;.&quot;&amp;['New Names Map'.D137]&amp;&quot;.&quot;&amp;['New Names Map'.E137]" office:value-type="string" office:string-value="org.eclipse.symphony.core.programs.controllers." calcext:value-type="string">
            <text:p>org.eclipse.symphony.core.programs.controllers.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8]&amp;&quot;.&quot;&amp;['New Names Map'.D138]&amp;&quot;.&quot;&amp;['New Names Map'.E138]" office:value-type="string" office:string-value="org.eclipse.symphony.core.programs.controllers.edit" calcext:value-type="string">
            <text:p>org.eclipse.symphony.core.programs.controllers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9]&amp;&quot;.&quot;&amp;['New Names Map'.D139]&amp;&quot;.&quot;&amp;['New Names Map'.E139]" office:value-type="string" office:string-value="org.eclipse.symphony.core.programs.controllers.ui" calcext:value-type="string">
            <text:p>org.eclipse.symphony.core.programs.controllers.ui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0]&amp;&quot;.&quot;&amp;['New Names Map'.D140]&amp;&quot;.&quot;&amp;['New Names Map'.E140]" office:value-type="string" office:string-value="org.eclipse.symphony.core.programs.controllers.feature" calcext:value-type="string">
            <text:p>org.eclipse.symphony.core.programs.controllers.feature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1]&amp;&quot;.&quot;&amp;['New Names Map'.D141]&amp;&quot;.&quot;&amp;['New Names Map'.E141]" office:value-type="string" office:string-value="org.eclipse.symphony.core.recordings." calcext:value-type="string">
            <text:p>org.eclipse.symphony.core.recordings.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42]&amp;&quot;.&quot;&amp;['New Names Map'.D142]&amp;&quot;.&quot;&amp;['New Names Map'.E142]" office:value-type="string" office:string-value="org.eclipse.symphony.core.recordings.edit" calcext:value-type="string">
            <text:p>org.eclipse.symphony.core.recordings.edit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3]&amp;&quot;.&quot;&amp;['New Names Map'.D143]&amp;&quot;.&quot;&amp;['New Names Map'.E143]" office:value-type="string" office:string-value="org.eclipse.symphony.core.recordings.ui" calcext:value-type="string">
            <text:p>org.eclipse.symphony.core.recordings.ui</text:p>
          </table:table-cell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4]&amp;&quot;.&quot;&amp;['New Names Map'.D144]&amp;&quot;.&quot;&amp;['New Names Map'.E144]" office:value-type="string" office:string-value="org.eclipse.symphony.core.environment." calcext:value-type="string">
            <text:p>org.eclipse.symphony.core.environment.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5]&amp;&quot;.&quot;&amp;['New Names Map'.D145]&amp;&quot;.&quot;&amp;['New Names Map'.E145]" office:value-type="string" office:string-value="org.eclipse.symphony.core.environment.edit" calcext:value-type="string">
            <text:p>org.eclipse.symphony.core.environment.edit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6]&amp;&quot;.&quot;&amp;['New Names Map'.D146]&amp;&quot;.&quot;&amp;['New Names Map'.E146]" office:value-type="string" office:string-value="org.eclipse.symphony.core.environment.ui" calcext:value-type="string">
            <text:p>org.eclipse.symphony.core.environment.ui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7]&amp;&quot;.&quot;&amp;['New Names Map'.D147]&amp;&quot;.&quot;&amp;['New Names Map'.E147]" office:value-type="string" office:string-value="org.eclipse.symphony.core.environment.ui.edit" calcext:value-type="string">
            <text:p>org.eclipse.symphony.core.environment.ui.edit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8]&amp;&quot;.&quot;&amp;['New Names Map'.D148]&amp;&quot;.&quot;&amp;['New Names Map'.E148]" office:value-type="string" office:string-value="org.eclipse.symphony.core.environment.ui.jme3" calcext:value-type="string">
            <text:p>org.eclipse.symphony.core.environment.ui.jme3</text:p>
          </table:table-cell>
          <table:table-cell table:style-name="Default"/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9]&amp;&quot;.&quot;&amp;['New Names Map'.D149]&amp;&quot;.&quot;&amp;['New Names Map'.E149]" office:value-type="string" office:string-value="org.eclipse.symphony.core.environment.orbit." calcext:value-type="string">
            <text:p>org.eclipse.symphony.core.environment.orbit.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/>
          <table:table-cell table:style-name="ce5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0]&amp;&quot;.&quot;&amp;['New Names Map'.D150]&amp;&quot;.&quot;&amp;['New Names Map'.E150]" office:value-type="string" office:string-value="org.eclipse.symphony.core.environment.orbit.edit" calcext:value-type="string">
            <text:p>org.eclipse.symphony.core.environment.orbit.edit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1]&amp;&quot;.&quot;&amp;['New Names Map'.D151]&amp;&quot;.&quot;&amp;['New Names Map'.E151]" office:value-type="string" office:string-value="org.eclipse.symphony.core.environment.orbit.ui" calcext:value-type="string">
            <text:p>org.eclipse.symphony.core.environment.orbit.ui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2]&amp;&quot;.&quot;&amp;['New Names Map'.D152]&amp;&quot;.&quot;&amp;['New Names Map'.E152]" office:value-type="string" office:string-value="org.eclipse.symphony.core.environment.orbit.ui.edit" calcext:value-type="string">
            <text:p>org.eclipse.symphony.core.environment.orbit.ui.edit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3]&amp;&quot;.&quot;&amp;['New Names Map'.D153]&amp;&quot;.&quot;&amp;['New Names Map'.E153]" office:value-type="string" office:string-value="org.eclipse.symphony.core.environment.orbit.feature" calcext:value-type="string">
            <text:p>org.eclipse.symphony.core.environment.orbit.feature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4]&amp;&quot;.&quot;&amp;['New Names Map'.D154]&amp;&quot;.&quot;&amp;['New Names Map'.E154]" office:value-type="string" office:string-value="org.eclipse.symphony.core.environment.orbit.earth." calcext:value-type="string">
            <text:p>org.eclipse.symphony.core.environment.orbit.earth.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/>
          <table:table-cell table:style-name="ce5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5]&amp;&quot;.&quot;&amp;['New Names Map'.D155]&amp;&quot;.&quot;&amp;['New Names Map'.E155]" office:value-type="string" office:string-value="org.eclipse.symphony.core.environment.orbit.earth.edit" calcext:value-type="string">
            <text:p>org.eclipse.symphony.core.environment.orbit.earth.edit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56]&amp;&quot;.&quot;&amp;['New Names Map'.D156]&amp;&quot;.&quot;&amp;['New Names Map'.E156]" office:value-type="string" office:string-value="org.eclipse.symphony.core.environment.orbit.earth.feature" calcext:value-type="string">
            <text:p>org.eclipse.symphony.core.environment.orbit.earth.feature</text:p>
          </table:table-cell>
          <table:table-cell table:style-name="ce5"/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core.environment.surface." calcext:value-type="string">
            <text:p>org.eclipse.symphony.core.environment.surface.</text:p>
          </table:table-cell>
          <table:table-cell/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8]&amp;&quot;.&quot;&amp;['New Names Map'.D158]&amp;&quot;.&quot;&amp;['New Names Map'.E158]" office:value-type="string" office:string-value="org.eclipse.symphony.core.environment.surface.edit" calcext:value-type="string">
            <text:p>org.eclipse.symphony.core.environment.surface.edit</text:p>
          </table:table-cell>
          <table:table-cell/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9]&amp;&quot;.&quot;&amp;['New Names Map'.D159]&amp;&quot;.&quot;&amp;['New Names Map'.E159]" office:value-type="string" office:string-value="org.eclipse.symphony.core.environment.surface.ui" calcext:value-type="string">
            <text:p>org.eclipse.symphony.core.environment.surface.ui</text:p>
          </table:table-cell>
          <table:table-cell/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12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0]&amp;&quot;.&quot;&amp;['New Names Map'.D160]&amp;&quot;.&quot;&amp;['New Names Map'.E160]" office:value-type="string" office:string-value="org.eclipse.symphony.core.environment.surface.ui.edit" calcext:value-type="string">
            <text:p>org.eclipse.symphony.core.environment.surface.ui.edit</text:p>
          </table:table-cell>
          <table:table-cell/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1]&amp;&quot;.&quot;&amp;['New Names Map'.D161]&amp;&quot;.&quot;&amp;['New Names Map'.E161]" office:value-type="string" office:string-value="org.eclipse.symphony.core.environment.surface.feature" calcext:value-type="string">
            <text:p>org.eclipse.symphony.core.environment.surface.feature</text:p>
          </table:table-cell>
          <table:table-cell/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ools</text:p>
          </table:table-cell>
          <table:table-cell table:style-name="ce3"/>
          <table:table-cell table:style-name="ce10" table:number-columns-repeated="1022"/>
        </table:table-row>
        <table:table-row table:style-name="ro1">
          <table:table-cell table:formula="of:=['New Names Map'.$C$1]&amp;&quot;.&quot;&amp;['New Names Map'.C163]&amp;&quot;.&quot;&amp;['New Names Map'.D163]&amp;&quot;.&quot;&amp;['New Names Map'.E163]" office:value-type="string" office:string-value="org.eclipse.symphony.addons.." calcext:value-type="string">
            <text:p>org.eclipse.symphony.addons..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4]&amp;&quot;.&quot;&amp;['New Names Map'.D164]&amp;&quot;.&quot;&amp;['New Names Map'.E164]" office:value-type="string" office:string-value="org.eclipse.symphony.addons.." calcext:value-type="string">
            <text:p>org.eclipse.symphony.addons..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space.mrt.core</text:p>
          </table:table-cell>
          <table:table-cell office:value-type="string" calcext:value-type="string">
            <text:p>Merge with org.eclipse.symphony.tools or util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65]&amp;&quot;.&quot;&amp;['New Names Map'.D165]&amp;&quot;.&quot;&amp;['New Names Map'.E165]" office:value-type="string" office:string-value="org.eclipse.symphony.addons.." calcext:value-type="string">
            <text:p>org.eclipse.symphony.addons..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space.mrt.utils</text:p>
          </table:table-cell>
          <table:table-cell office:value-type="string" calcext:value-type="string">
            <text:p>Merge with org.eclipse.symphony.tools or util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66]&amp;&quot;.&quot;&amp;['New Names Map'.D166]&amp;&quot;.&quot;&amp;['New Names Map'.E166]" office:value-type="string" office:string-value="org.eclipse.symphony.addons..edit" calcext:value-type="string">
            <text:p>org.eclipse.symphony.addons..edit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7]&amp;&quot;.&quot;&amp;['New Names Map'.D167]&amp;&quot;.&quot;&amp;['New Names Map'.E167]" office:value-type="string" office:string-value="org.eclipse.symphony.addons..ui" calcext:value-type="string">
            <text:p>org.eclipse.symphony.addons..ui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8]&amp;&quot;.&quot;&amp;['New Names Map'.D168]&amp;&quot;.&quot;&amp;['New Names Map'.E168]" office:value-type="string" office:string-value="org.eclipse.symphony.addons..ui.edit" calcext:value-type="string">
            <text:p>org.eclipse.symphony.addons..ui.edit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9]&amp;&quot;.&quot;&amp;['New Names Map'.D169]&amp;&quot;.&quot;&amp;['New Names Map'.E169]" office:value-type="string" office:string-value="org.eclipse.symphony.addons..ui.jme3" calcext:value-type="string">
            <text:p>org.eclipse.symphony.addons..ui.jme3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0]&amp;&quot;.&quot;&amp;['New Names Map'.D170]&amp;&quot;.&quot;&amp;['New Names Map'.E170]" office:value-type="string" office:string-value="org.eclipse.symphony.addons.actuators." calcext:value-type="string">
            <text:p>org.eclipse.symphony.addons.actuators.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/>
          <table:table-cell table:style-name="ce8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1]&amp;&quot;.&quot;&amp;['New Names Map'.D171]&amp;&quot;.&quot;&amp;['New Names Map'.E171]" office:value-type="string" office:string-value="org.eclipse.symphony.addons.actuators.edit" calcext:value-type="string">
            <text:p>org.eclipse.symphony.addons.actuators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2]&amp;&quot;.&quot;&amp;['New Names Map'.D172]&amp;&quot;.&quot;&amp;['New Names Map'.E172]" office:value-type="string" office:string-value="org.eclipse.symphony.addons.actuators.ui" calcext:value-type="string">
            <text:p>org.eclipse.symphony.addons.actuators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3]&amp;&quot;.&quot;&amp;['New Names Map'.D173]&amp;&quot;.&quot;&amp;['New Names Map'.E173]" office:value-type="string" office:string-value="org.eclipse.symphony.addons.actuators.ui.edit" calcext:value-type="string">
            <text:p>org.eclipse.symphony.addons.actuators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4]&amp;&quot;.&quot;&amp;['New Names Map'.D174]&amp;&quot;.&quot;&amp;['New Names Map'.E174]" office:value-type="string" office:string-value="org.eclipse.symphony.addons.sensors." calcext:value-type="string">
            <text:p>org.eclipse.symphony.addons.sensors.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5]&amp;&quot;.&quot;&amp;['New Names Map'.D175]&amp;&quot;.&quot;&amp;['New Names Map'.E175]" office:value-type="string" office:string-value="org.eclipse.symphony.addons.sensors.edit" calcext:value-type="string">
            <text:p>org.eclipse.symphony.addons.sensors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6]&amp;&quot;.&quot;&amp;['New Names Map'.D176]&amp;&quot;.&quot;&amp;['New Names Map'.E176]" office:value-type="string" office:string-value="org.eclipse.symphony.addons.sensors.ui" calcext:value-type="string">
            <text:p>org.eclipse.symphony.addons.sensors.ui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7]&amp;&quot;.&quot;&amp;['New Names Map'.D177]&amp;&quot;.&quot;&amp;['New Names Map'.E177]" office:value-type="string" office:string-value="org.eclipse.symphony.addons.sensors.fov" calcext:value-type="string">
            <text:p>org.eclipse.symphony.addons.sensors.fov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</text:p>
          </table:table-cell>
          <table:table-cell table:style-name="ce8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8]&amp;&quot;.&quot;&amp;['New Names Map'.D178]&amp;&quot;.&quot;&amp;['New Names Map'.E178]" office:value-type="string" office:string-value="org.eclipse.symphony.addons.sensors.fov.bindings" calcext:value-type="string">
            <text:p>org.eclipse.symphony.addons.sensors.fov.bindings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</text:p>
          </table:table-cell>
          <table:table-cell table:style-name="ce8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9]&amp;&quot;.&quot;&amp;['New Names Map'.D179]&amp;&quot;.&quot;&amp;['New Names Map'.E179]" office:value-type="string" office:string-value="org.eclipse.symphony.addons.sensors.fov.bindings.edit" calcext:value-type="string">
            <text:p>org.eclipse.symphony.addons.sensors.fov.bindings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.edit</text:p>
          </table:table-cell>
          <table:table-cell table:style-name="ce8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0]&amp;&quot;.&quot;&amp;['New Names Map'.D180]&amp;&quot;.&quot;&amp;['New Names Map'.E180]" office:value-type="string" office:string-value="org.eclipse.symphony.addons.sensors.fov.edit" calcext:value-type="string">
            <text:p>org.eclipse.symphony.addons.sensors.fov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edit</text:p>
          </table:table-cell>
          <table:table-cell table:style-name="ce8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1]&amp;&quot;.&quot;&amp;['New Names Map'.D181]&amp;&quot;.&quot;&amp;['New Names Map'.E181]" office:value-type="string" office:string-value="org.eclipse.symphony.addons.sensors.fov.ui" calcext:value-type="string">
            <text:p>org.eclipse.symphony.addons.sensors.fov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</text:p>
          </table:table-cell>
          <table:table-cell table:style-name="ce8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2]&amp;&quot;.&quot;&amp;['New Names Map'.D182]&amp;&quot;.&quot;&amp;['New Names Map'.E182]" office:value-type="string" office:string-value="org.eclipse.symphony.addons.sensors.fov.ui.edit" calcext:value-type="string">
            <text:p>org.eclipse.symphony.addons.sensors.fov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edit</text:p>
          </table:table-cell>
          <table:table-cell table:style-name="ce8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3]&amp;&quot;.&quot;&amp;['New Names Map'.D183]&amp;&quot;.&quot;&amp;['New Names Map'.E183]" office:value-type="string" office:string-value="org.eclipse.symphony.addons.sensors.fov.ui.jme3" calcext:value-type="string">
            <text:p>org.eclipse.symphony.addons.sensors.fov.ui.jme3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jme3</text:p>
          </table:table-cell>
          <table:table-cell table:style-name="ce8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4]&amp;&quot;.&quot;&amp;['New Names Map'.D184]&amp;&quot;.&quot;&amp;['New Names Map'.E184]" office:value-type="string" office:string-value="org.eclipse.symphony.addons.sensors.gps" calcext:value-type="string">
            <text:p>org.eclipse.symphony.addons.sensors.gps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5]&amp;&quot;.&quot;&amp;['New Names Map'.D185]&amp;&quot;.&quot;&amp;['New Names Map'.E185]" office:value-type="string" office:string-value="org.eclipse.symphony.addons.sensors.gps.edit" calcext:value-type="string">
            <text:p>org.eclipse.symphony.addons.sensors.gps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6]&amp;&quot;.&quot;&amp;['New Names Map'.D186]&amp;&quot;.&quot;&amp;['New Names Map'.E186]" office:value-type="string" office:string-value="org.eclipse.symphony.addons.sensors.gps.sim" calcext:value-type="string">
            <text:p>org.eclipse.symphony.addons.sensors.gps.sim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7]&amp;&quot;.&quot;&amp;['New Names Map'.D187]&amp;&quot;.&quot;&amp;['New Names Map'.E187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8]&amp;&quot;.&quot;&amp;['New Names Map'.D188]&amp;&quot;.&quot;&amp;['New Names Map'.E188]" office:value-type="string" office:string-value="org.eclipse.symphony.addons.sensors.gps.ui" calcext:value-type="string">
            <text:p>org.eclipse.symphony.addons.sensors.gps.ui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9]&amp;&quot;.&quot;&amp;['New Names Map'.D189]&amp;&quot;.&quot;&amp;['New Names Map'.E189]" office:value-type="string" office:string-value="org.eclipse.symphony.addons.sensors.imaging" calcext:value-type="string">
            <text:p>org.eclipse.symphony.addons.sensors.imaging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</text:p>
          </table:table-cell>
          <table:table-cell table:style-name="ce8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0]&amp;&quot;.&quot;&amp;['New Names Map'.D190]&amp;&quot;.&quot;&amp;['New Names Map'.E190]" office:value-type="string" office:string-value="org.eclipse.symphony.addons.sensors.imaging.edit" calcext:value-type="string">
            <text:p>org.eclipse.symphony.addons.sensors.imaging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edit</text:p>
          </table:table-cell>
          <table:table-cell table:style-name="ce8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1]&amp;&quot;.&quot;&amp;['New Names Map'.D191]&amp;&quot;.&quot;&amp;['New Names Map'.E191]" office:value-type="string" office:string-value="org.eclipse.symphony.addons.sensors.imaging.ui" calcext:value-type="string">
            <text:p>org.eclipse.symphony.addons.sensors.imaging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</text:p>
          </table:table-cell>
          <table:table-cell table:style-name="ce8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2]&amp;&quot;.&quot;&amp;['New Names Map'.D192]&amp;&quot;.&quot;&amp;['New Names Map'.E192]" office:value-type="string" office:string-value="org.eclipse.symphony.addons.sensors.imaging.ui.edit" calcext:value-type="string">
            <text:p>org.eclipse.symphony.addons.sensors.imaging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edit</text:p>
          </table:table-cell>
          <table:table-cell table:style-name="ce8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3]&amp;&quot;.&quot;&amp;['New Names Map'.D193]&amp;&quot;.&quot;&amp;['New Names Map'.E193]" office:value-type="string" office:string-value="org.eclipse.symphony.addons.sensors.imaging.ui.jme3" calcext:value-type="string">
            <text:p>org.eclipse.symphony.addons.sensors.imaging.ui.jme3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jme3</text:p>
          </table:table-cell>
          <table:table-cell table:style-name="ce8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4]&amp;&quot;.&quot;&amp;['New Names Map'.D194]&amp;&quot;.&quot;&amp;['New Names Map'.E194]" office:value-type="string" office:string-value="org.eclipse.symphony.addons.sensors.imaging.camera" calcext:value-type="string">
            <text:p>org.eclipse.symphony.addons.sensors.imaging.camera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</text:p>
          </table:table-cell>
          <table:table-cell table:style-name="ce8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5]&amp;&quot;.&quot;&amp;['New Names Map'.D195]&amp;&quot;.&quot;&amp;['New Names Map'.E195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.edit</text:p>
          </table:table-cell>
          <table:table-cell table:style-name="ce8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6]&amp;&quot;.&quot;&amp;['New Names Map'.D196]&amp;&quot;.&quot;&amp;['New Names Map'.E196]" office:value-type="string" office:string-value="org.eclipse.symphony.addons.sensors.motion" calcext:value-type="string">
            <text:p>org.eclipse.symphony.addons.sensors.motion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7]&amp;&quot;.&quot;&amp;['New Names Map'.D197]&amp;&quot;.&quot;&amp;['New Names Map'.E197]" office:value-type="string" office:string-value="org.eclipse.symphony.addons.sensors.motion.edit" calcext:value-type="string">
            <text:p>org.eclipse.symphony.addons.sensors.motion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8]&amp;&quot;.&quot;&amp;['New Names Map'.D198]&amp;&quot;.&quot;&amp;['New Names Map'.E198]" office:value-type="string" office:string-value="org.eclipse.symphony.addons.sensors.pose" calcext:value-type="string">
            <text:p>org.eclipse.symphony.addons.sensors.pose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</text:p>
          </table:table-cell>
          <table:table-cell table:style-name="ce8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9]&amp;&quot;.&quot;&amp;['New Names Map'.D199]&amp;&quot;.&quot;&amp;['New Names Map'.E199]" office:value-type="string" office:string-value="org.eclipse.symphony.addons.sensors.pose.edit" calcext:value-type="string">
            <text:p>org.eclipse.symphony.addons.sensors.pose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edit</text:p>
          </table:table-cell>
          <table:table-cell table:style-name="ce8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0]&amp;&quot;.&quot;&amp;['New Names Map'.D200]&amp;&quot;.&quot;&amp;['New Names Map'.E200]" office:value-type="string" office:string-value="org.eclipse.symphony.addons.sensors.pose.ui" calcext:value-type="string">
            <text:p>org.eclipse.symphony.addons.sensors.pose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</text:p>
          </table:table-cell>
          <table:table-cell table:style-name="ce8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1]&amp;&quot;.&quot;&amp;['New Names Map'.D201]&amp;&quot;.&quot;&amp;['New Names Map'.E201]" office:value-type="string" office:string-value="org.eclipse.symphony.addons.sensors.pose.ui.edit" calcext:value-type="string">
            <text:p>org.eclipse.symphony.addons.sensors.pose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.edit</text:p>
          </table:table-cell>
          <table:table-cell table:style-name="ce8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2]&amp;&quot;.&quot;&amp;['New Names Map'.D202]&amp;&quot;.&quot;&amp;['New Names Map'.E202]" office:value-type="string" office:string-value="org.eclipse.symphony.addons.sensors.range" calcext:value-type="string">
            <text:p>org.eclipse.symphony.addons.sensors.range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3]&amp;&quot;.&quot;&amp;['New Names Map'.D203]&amp;&quot;.&quot;&amp;['New Names Map'.E203]" office:value-type="string" office:string-value="org.eclipse.symphony.addons.sensors.range.edit" calcext:value-type="string">
            <text:p>org.eclipse.symphony.addons.sensors.range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4]&amp;&quot;.&quot;&amp;['New Names Map'.D204]&amp;&quot;.&quot;&amp;['New Names Map'.E204]" office:value-type="string" office:string-value="org.eclipse.symphony.addons.sensors.range.ui" calcext:value-type="string">
            <text:p>org.eclipse.symphony.addons.sensors.range.ui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sensors.range.ui.edit" calcext:value-type="string">
            <text:p>org.eclipse.symphony.addons.sensors.range.ui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6]&amp;&quot;.&quot;&amp;['New Names Map'.D206]&amp;&quot;.&quot;&amp;['New Names Map'.E206]" office:value-type="string" office:string-value="org.eclipse.symphony.addons.telecoms." calcext:value-type="string">
            <text:p>org.eclipse.symphony.addons.telecoms.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/>
          <table:table-cell table:style-name="ce8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7]&amp;&quot;.&quot;&amp;['New Names Map'.D207]&amp;&quot;.&quot;&amp;['New Names Map'.E207]" office:value-type="string" office:string-value="org.eclipse.symphony.addons.telecoms.edit" calcext:value-type="string">
            <text:p>org.eclipse.symphony.addons.telecoms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8]&amp;&quot;.&quot;&amp;['New Names Map'.D208]&amp;&quot;.&quot;&amp;['New Names Map'.E208]" office:value-type="string" office:string-value="org.eclipse.symphony.addons.telecoms.ui" calcext:value-type="string">
            <text:p>org.eclipse.symphony.addons.telecoms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9]&amp;&quot;.&quot;&amp;['New Names Map'.D209]&amp;&quot;.&quot;&amp;['New Names Map'.E209]" office:value-type="string" office:string-value="org.eclipse.symphony.addons.telecoms.ui.edit" calcext:value-type="string">
            <text:p>org.eclipse.symphony.addons.telecoms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10]&amp;&quot;.&quot;&amp;['New Names Map'.D210]&amp;&quot;.&quot;&amp;['New Names Map'.E210]" office:value-type="string" office:string-value="org.eclipse.symphony.addons.telecoms.ui.jme3" calcext:value-type="string">
            <text:p>org.eclipse.symphony.addons.telecoms.ui.jme3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jme3</text:p>
          </table:table-cell>
          <table:table-cell table:style-name="ce8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1]&amp;&quot;.&quot;&amp;['New Names Map'.D211]&amp;&quot;.&quot;&amp;['New Names Map'.E211]" office:value-type="string" office:string-value="org.eclipse.symphony.addons.mobility." calcext:value-type="string">
            <text:p>org.eclipse.symphony.addons.mobility.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2]&amp;&quot;.&quot;&amp;['New Names Map'.D212]&amp;&quot;.&quot;&amp;['New Names Map'.E212]" office:value-type="string" office:string-value="org.eclipse.symphony.addons.mobility." calcext:value-type="string">
            <text:p>org.eclipse.symphony.addons.mobility.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tool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13]&amp;&quot;.&quot;&amp;['New Names Map'.D213]&amp;&quot;.&quot;&amp;['New Names Map'.E213]" office:value-type="string" office:string-value="org.eclipse.symphony.addons.mobility.edit" calcext:value-type="string">
            <text:p>org.eclipse.symphony.addons.mobility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4]&amp;&quot;.&quot;&amp;['New Names Map'.D214]&amp;&quot;.&quot;&amp;['New Names Map'.E214]" office:value-type="string" office:string-value="org.eclipse.symphony.addons.mobility.edit" calcext:value-type="string">
            <text:p>org.eclipse.symphony.addons.mobility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5]&amp;&quot;.&quot;&amp;['New Names Map'.D215]&amp;&quot;.&quot;&amp;['New Names Map'.E215]" office:value-type="string" office:string-value="org.eclipse.symphony.addons.mobility.ui" calcext:value-type="string">
            <text:p>org.eclipse.symphony.addons.mobility.ui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6]&amp;&quot;.&quot;&amp;['New Names Map'.D216]&amp;&quot;.&quot;&amp;['New Names Map'.E216]" office:value-type="string" office:string-value="org.eclipse.symphony.addons.mobility.ui.edit" calcext:value-type="string">
            <text:p>org.eclipse.symphony.addons.mobility.ui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7]&amp;&quot;.&quot;&amp;['New Names Map'.D217]&amp;&quot;.&quot;&amp;['New Names Map'.E217]" office:value-type="string" office:string-value="org.eclipse.symphony.addons.mobility.ui.jme3" calcext:value-type="string">
            <text:p>org.eclipse.symphony.addons.mobility.ui.jme3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18]&amp;&quot;.&quot;&amp;['New Names Map'.D218]&amp;&quot;.&quot;&amp;['New Names Map'.E218]" office:value-type="string" office:string-value="org.eclipse.symphony.addons.mobility.controllers" calcext:value-type="string">
            <text:p>org.eclipse.symphony.addons.mobility.controllers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</text:p>
          </table:table-cell>
          <table:table-cell table:style-name="ce8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19]&amp;&quot;.&quot;&amp;['New Names Map'.D219]&amp;&quot;.&quot;&amp;['New Names Map'.E219]" office:value-type="string" office:string-value="org.eclipse.symphony.addons.mobility.controllers.edit" calcext:value-type="string">
            <text:p>org.eclipse.symphony.addons.mobility.controllers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.edit</text:p>
          </table:table-cell>
          <table:table-cell table:style-name="ce8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20]&amp;&quot;.&quot;&amp;['New Names Map'.D220]&amp;&quot;.&quot;&amp;['New Names Map'.E220]" office:value-type="string" office:string-value="org.eclipse.symphony.addons.mobility.pathplanners" calcext:value-type="string">
            <text:p>org.eclipse.symphony.addons.mobility.pathplanners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1]&amp;&quot;.&quot;&amp;['New Names Map'.D221]&amp;&quot;.&quot;&amp;['New Names Map'.E221]" office:value-type="string" office:string-value="org.eclipse.symphony.addons.mobility.pathplanners.edit" calcext:value-type="string">
            <text:p>org.eclipse.symphony.addons.mobility.pathplanners.edit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2]&amp;&quot;.&quot;&amp;['New Names Map'.D222]&amp;&quot;.&quot;&amp;['New Names Map'.E222]" office:value-type="string" office:string-value="org.eclipse.symphony.addons.mobility.pathplanners.ui" calcext:value-type="string">
            <text:p>org.eclipse.symphony.addons.mobility.pathplanners.ui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3]&amp;&quot;.&quot;&amp;['New Names Map'.D223]&amp;&quot;.&quot;&amp;['New Names Map'.E223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4]&amp;&quot;.&quot;&amp;['New Names Map'.D224]&amp;&quot;.&quot;&amp;['New Names Map'.E224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5]&amp;&quot;.&quot;&amp;['New Names Map'.D225]&amp;&quot;.&quot;&amp;['New Names Map'.E225]" office:value-type="string" office:string-value="org.eclipse.symphony.addons.mobility.pathplanners.graph" calcext:value-type="string">
            <text:p>org.eclipse.symphony.addons.mobility.pathplanners.graph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26]&amp;&quot;.&quot;&amp;['New Names Map'.D226]&amp;&quot;.&quot;&amp;['New Names Map'.E226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5" table:number-columns-repeated="1018"/>
        </table:table-row>
        <table:table-row table:style-name="ro1">
          <table:table-cell table:style-name="ce7" table:formula="of:=['New Names Map'.$C$1]&amp;&quot;.&quot;&amp;['New Names Map'.C227]&amp;&quot;.&quot;&amp;['New Names Map'.D227]&amp;&quot;.&quot;&amp;['New Names Map'.E227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table:style-name="ce7"/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</text:p>
          </table:table-cell>
          <table:table-cell table:style-name="ce7" office:value-type="string" calcext:value-type="string">
            <text:p>ca.gc.space.mrt.mobility.pathplanners.matlab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8]&amp;&quot;.&quot;&amp;['New Names Map'.D228]&amp;&quot;.&quot;&amp;['New Names Map'.E228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table:style-name="ce7"/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edit</text:p>
          </table:table-cell>
          <table:table-cell table:style-name="ce7" office:value-type="string" calcext:value-type="string">
            <text:p>ca.gc.space.mrt.mobility.pathplanners.matlab.edit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29]&amp;&quot;.&quot;&amp;['New Names Map'.D229]&amp;&quot;.&quot;&amp;['New Names Map'.E229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table:style-name="ce7"/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linux.x86</text:p>
          </table:table-cell>
          <table:table-cell table:style-name="ce7" office:value-type="string" calcext:value-type="string">
            <text:p>ca.gc.space.mrt.mobility.pathplanners.matlab.linux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30]&amp;&quot;.&quot;&amp;['New Names Map'.D230]&amp;&quot;.&quot;&amp;['New Names Map'.E230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table:style-name="ce7"/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win32</text:p>
          </table:table-cell>
          <table:table-cell table:style-name="ce7" office:value-type="string" calcext:value-type="string">
            <text:p>ca.gc.space.mrt.mobility.pathplanners.matlab.win32</text:p>
          </table:table-cell>
          <table:table-cell table:style-name="ce6" table:number-columns-repeated="1018"/>
        </table:table-row>
        <table:table-row table:style-name="ro1">
          <table:table-cell table:style-name="ce5" table:formula="of:=['New Names Map'.$C$1]&amp;&quot;.&quot;&amp;['New Names Map'.C231]&amp;&quot;.&quot;&amp;['New Names Map'.D231]&amp;&quot;.&quot;&amp;['New Names Map'.E231]" office:value-type="string" office:string-value="org.eclipse.symphony.addons.geometry.paths" calcext:value-type="string">
            <text:p>org.eclipse.symphony.addons.geometry.paths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</text:p>
          </table:table-cell>
          <table:table-cell table:style-name="ce5" office:value-type="string" calcext:value-type="string">
            <text:p>ca.gc.space.mrt.geometry.paths</text:p>
          </table:table-cell>
          <table:table-cell table:style-name="ce4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2]&amp;&quot;.&quot;&amp;['New Names Map'.D232]&amp;&quot;.&quot;&amp;['New Names Map'.E232]" office:value-type="string" office:string-value="org.eclipse.symphony.addons.geometry.paths.edit" calcext:value-type="string">
            <text:p>org.eclipse.symphony.addons.geometry.paths.edit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edit</text:p>
          </table:table-cell>
          <table:table-cell table:style-name="ce5" office:value-type="string" calcext:value-type="string">
            <text:p>ca.gc.space.mrt.geometry.paths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3]&amp;&quot;.&quot;&amp;['New Names Map'.D233]&amp;&quot;.&quot;&amp;['New Names Map'.E233]" office:value-type="string" office:string-value="org.eclipse.symphony.addons.geometry.paths.ui" calcext:value-type="string">
            <text:p>org.eclipse.symphony.addons.geometry.paths.ui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</text:p>
          </table:table-cell>
          <table:table-cell table:style-name="ce5" office:value-type="string" calcext:value-type="string">
            <text:p>ca.gc.space.mrt.geometry.path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4]&amp;&quot;.&quot;&amp;['New Names Map'.D234]&amp;&quot;.&quot;&amp;['New Names Map'.E234]" office:value-type="string" office:string-value="org.eclipse.symphony.addons.geometry.paths.ui.edit" calcext:value-type="string">
            <text:p>org.eclipse.symphony.addons.geometry.paths.ui.edit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edit</text:p>
          </table:table-cell>
          <table:table-cell table:style-name="ce5" office:value-type="string" calcext:value-type="string">
            <text:p>ca.gc.space.mrt.geometry.paths.ui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5]&amp;&quot;.&quot;&amp;['New Names Map'.D235]&amp;&quot;.&quot;&amp;['New Names Map'.E235]" office:value-type="string" office:string-value="org.eclipse.symphony.addons.geometry.paths.ui.jme3" calcext:value-type="string">
            <text:p>org.eclipse.symphony.addons.geometry.paths.ui.jme3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jme3</text:p>
          </table:table-cell>
          <table:table-cell table:style-name="ce5" office:value-type="string" calcext:value-type="string">
            <text:p>ca.gc.space.mrt.geometry.paths.ui.jme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6]&amp;&quot;.&quot;&amp;['New Names Map'.D236]&amp;&quot;.&quot;&amp;['New Names Map'.E236]" office:value-type="string" office:string-value="org.eclipse.symphony.addons.geometry.paths.feature" calcext:value-type="string">
            <text:p>org.eclipse.symphony.addons.geometry.paths.feature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feature</text:p>
          </table:table-cell>
          <table:table-cell table:style-name="ce5"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7]&amp;&quot;.&quot;&amp;['New Names Map'.D237]&amp;&quot;.&quot;&amp;['New Names Map'.E237]" office:value-type="string" office:string-value="org.eclipse.symphony.addons.geometry.paths.ui.feature" calcext:value-type="string">
            <text:p>org.eclipse.symphony.addons.geometry.paths.ui.feature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feature</text:p>
          </table:table-cell>
          <table:table-cell table:style-name="ce5"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8]&amp;&quot;.&quot;&amp;['New Names Map'.D238]&amp;&quot;.&quot;&amp;['New Names Map'.E238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</text:p>
          </table:table-cell>
          <table:table-cell table:style-name="ce5" office:value-type="string" calcext:value-type="string">
            <text:p>ca.gc.space.mrt.geometry.paths.vtk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39]&amp;&quot;.&quot;&amp;['New Names Map'.D239]&amp;&quot;.&quot;&amp;['New Names Map'.E239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.edit</text:p>
          </table:table-cell>
          <table:table-cell table:style-name="ce5" office:value-type="string" calcext:value-type="string">
            <text:p>ca.gc.space.mrt.geometry.paths.vtk.edit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3"/>
          <table:table-cell table:style-name="ce10" table:number-columns-repeated="1022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feature" calcext:value-type="string">
            <text:p>org.eclipse.symphony.examples..feature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antenna" calcext:value-type="string">
            <text:p>org.eclipse.symphony.examples..antenna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antenna.edit" calcext:value-type="string">
            <text:p>org.eclipse.symphony.examples..antenna.edit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antenna.symphony" calcext:value-type="string">
            <text:p>org.eclipse.symphony.examples..antenna.symphony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antenna.symphony.edit" calcext:value-type="string">
            <text:p>org.eclipse.symphony.examples..antenna.symphony.edit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camera" calcext:value-type="string">
            <text:p>org.eclipse.symphony.examples..camera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camera.edit" calcext:value-type="string">
            <text:p>org.eclipse.symphony.examples..camera.edit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camera.symphony" calcext:value-type="string">
            <text:p>org.eclipse.symphony.examples..camera.symphony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camera.symphony.edit" calcext:value-type="string">
            <text:p>org.eclipse.symphony.examples..camera.symphony.edit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lander" calcext:value-type="string">
            <text:p>org.eclipse.symphony.examples..lander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lander.edit" calcext:value-type="string">
            <text:p>org.eclipse.symphony.examples..lander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lander.symphony" calcext:value-type="string">
            <text:p>org.eclipse.symphony.examples..lander.symphony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lander.symphony.edit" calcext:value-type="string">
            <text:p>org.eclipse.symphony.examples..lander.symphony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lidar" calcext:value-type="string">
            <text:p>org.eclipse.symphony.examples..lidar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lidar.edit" calcext:value-type="string">
            <text:p>org.eclipse.symphony.examples..lidar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6]&amp;&quot;.&quot;&amp;['New Names Map'.D256]&amp;&quot;.&quot;&amp;['New Names Map'.E256]" office:value-type="string" office:string-value="org.eclipse.symphony.examples..lidar.symphony" calcext:value-type="string">
            <text:p>org.eclipse.symphony.examples..lidar.symphony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lidar.symphony.edit" calcext:value-type="string">
            <text:p>org.eclipse.symphony.examples..lidar.symphony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mobile_platform" calcext:value-type="string">
            <text:p>org.eclipse.symphony.examples..mobile_platform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9]&amp;&quot;.&quot;&amp;['New Names Map'.D259]&amp;&quot;.&quot;&amp;['New Names Map'.E259]" office:value-type="string" office:string-value="org.eclipse.symphony.examples..mobile_platform.edit" calcext:value-type="string">
            <text:p>org.eclipse.symphony.examples..mobile_platform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robotic_arm" calcext:value-type="string">
            <text:p>org.eclipse.symphony.examples..robotic_arm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robotic_arm.edit" calcext:value-type="string">
            <text:p>org.eclipse.symphony.examples..robotic_arm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4]&amp;&quot;.&quot;&amp;['New Names Map'.D264]&amp;&quot;.&quot;&amp;['New Names Map'.E264]" office:value-type="string" office:string-value="org.eclipse.symphony.examples..robotic_arm.ui" calcext:value-type="string">
            <text:p>org.eclipse.symphony.examples..robotic_arm.ui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5]&amp;&quot;.&quot;&amp;['New Names Map'.D265]&amp;&quot;.&quot;&amp;['New Names Map'.E265]" office:value-type="string" office:string-value="org.eclipse.symphony.examples..robotic_arm.symphony" calcext:value-type="string">
            <text:p>org.eclipse.symphony.examples..robotic_arm.symphony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7]&amp;&quot;.&quot;&amp;['New Names Map'.D267]&amp;&quot;.&quot;&amp;['New Names Map'.E267]" office:value-type="string" office:string-value="org.eclipse.symphony.examples..robotic_arm.symphony.ui" calcext:value-type="string">
            <text:p>org.eclipse.symphony.examples..robotic_arm.symphony.ui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ui</text:p>
          </table:table-cell>
          <table:table-cell table:style-name="Default" office:value-type="string" calcext:value-type="string">
            <text:p>ca.gc.asc_csa.symphony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8]&amp;&quot;.&quot;&amp;['New Names Map'.D268]&amp;&quot;.&quot;&amp;['New Names Map'.E268]" office:value-type="string" office:string-value="org.eclipse.symphony.examples..rover" calcext:value-type="string">
            <text:p>org.eclipse.symphony.examples..rover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examples..rover.edit" calcext:value-type="string">
            <text:p>org.eclipse.symphony.examples..rover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examples..rover.symphony" calcext:value-type="string">
            <text:p>org.eclipse.symphony.examples..rover.symphony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1]&amp;&quot;.&quot;&amp;['New Names Map'.D271]&amp;&quot;.&quot;&amp;['New Names Map'.E271]" office:value-type="string" office:string-value="org.eclipse.symphony.examples..rover.symphony.edit" calcext:value-type="string">
            <text:p>org.eclipse.symphony.examples..rover.symphony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examples..satellite" calcext:value-type="string">
            <text:p>org.eclipse.symphony.examples..satellite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examples..satellite.edit" calcext:value-type="string">
            <text:p>org.eclipse.symphony.examples..satellite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examples..satellite.ui" calcext:value-type="string">
            <text:p>org.eclipse.symphony.examples..satellite.ui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5]&amp;&quot;.&quot;&amp;['New Names Map'.D275]&amp;&quot;.&quot;&amp;['New Names Map'.E275]" office:value-type="string" office:string-value="org.eclipse.symphony.examples..satellite.symphony" calcext:value-type="string">
            <text:p>org.eclipse.symphony.examples..satellite.symphony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symphony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examples..satellite.symphony.edit" calcext:value-type="string">
            <text:p>org.eclipse.symphony.examples..satellite.symphony.ed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symphony.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7]&amp;&quot;.&quot;&amp;['New Names Map'.D277]&amp;&quot;.&quot;&amp;['New Names Map'.E277]" office:value-type="string" office:string-value="org.eclipse.symphony.examples..worksites.surface" calcext:value-type="string">
            <text:p>org.eclipse.symphony.examples..worksites.surface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8]&amp;&quot;.&quot;&amp;['New Names Map'.D278]&amp;&quot;.&quot;&amp;['New Names Map'.E278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Default"/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CP / SDK</text:p>
          </table:table-cell>
          <table:table-cell table:style-name="ce3"/>
          <table:table-cell table:style-name="ce10" table:number-columns-repeated="1022"/>
        </table:table-row>
        <table:table-row table:style-name="ro1">
          <table:table-cell table:style-name="Default" table:formula="of:=['New Names Map'.$C$1]&amp;&quot;.&quot;&amp;['New Names Map'.C280]&amp;&quot;.&quot;&amp;['New Names Map'.D280]&amp;&quot;.&quot;&amp;['New Names Map'.E280]" office:value-type="string" office:string-value="org.eclipse.symphony.doc.." calcext:value-type="string">
            <text:p>org.eclipse.symphony.doc..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81]&amp;&quot;.&quot;&amp;['New Names Map'.D281]&amp;&quot;.&quot;&amp;['New Names Map'.E281]" office:value-type="string" office:string-value="org.eclipse.symphony.feature.." calcext:value-type="string">
            <text:p>org.eclipse.symphony.feature..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82]&amp;&quot;.&quot;&amp;['New Names Map'.D282]&amp;&quot;.&quot;&amp;['New Names Map'.E282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83]&amp;&quot;.&quot;&amp;['New Names Map'.D283]&amp;&quot;.&quot;&amp;['New Names Map'.E283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84]&amp;&quot;.&quot;&amp;['New Names Map'.D284]&amp;&quot;.&quot;&amp;['New Names Map'.E284]" office:value-type="string" office:string-value="org.eclipse.symphony.repository.." calcext:value-type="string">
            <text:p>org.eclipse.symphony.repository..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85]&amp;&quot;.&quot;&amp;['New Names Map'.D285]&amp;&quot;.&quot;&amp;['New Names Map'.E285]" office:value-type="string" office:string-value="org.eclipse.symphony.parent.." calcext:value-type="string">
            <text:p>org.eclipse.symphony.parent..</text:p>
          </table:table-cell>
          <table:table-cell table:style-name="ce9"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386.62pt" svg:height="57.23pt" svg:x="526.31pt" svg:y="217.11pt">
            <text:p text:style-name="P1">Common</text:p>
            <text:p text:style-name="P1">(Eclipse, EMF, Logger, Math, Topology)</text:p>
          </draw:rect>
          <draw:rect draw:z-index="1" draw:style-name="gr2" draw:text-style-name="P2" svg:width="386.16pt" svg:height="60.97pt" svg:x="531.01pt" svg:y="278.87pt">
            <text:p text:style-name="P1">OTS</text:p>
          </draw:rect>
          <draw:rect draw:z-index="2" draw:style-name="gr1" draw:text-style-name="P1" svg:width="384.63pt" svg:height="64.01pt" svg:x="527.56pt" svg:y="149.27pt">
            <text:p text:style-name="P1">Core</text:p>
            <text:p text:style-name="P1">Invocator, Environment</text:p>
          </draw:rect>
          <draw:rect draw:z-index="3" draw:style-name="gr3" draw:text-style-name="P3" svg:width="386.62pt" svg:height="59.05pt" svg:x="527.07pt" svg:y="342.88pt">
            <text:p text:style-name="P1">Eclipse</text:p>
          </draw:rect>
          <draw:rect draw:z-index="4" draw:style-name="gr1" draw:text-style-name="P1" svg:width="89.01pt" svg:height="64.01pt" svg:x="707.3pt" svg:y="77.33pt">
            <text:p text:style-name="P1">Examples</text:p>
          </draw:rect>
          <draw:rect draw:z-index="5" draw:style-name="gr4" draw:text-style-name="P4" svg:width="97.97pt" svg:height="64.01pt" svg:x="817.77pt" svg:y="77.27pt">
            <text:p text:style-name="P1">Addons</text:p>
          </draw:rect>
          <draw:rect draw:z-index="6" draw:style-name="gr5" draw:text-style-name="P5" svg:width="386.62pt" svg:height="59.05pt" svg:x="527.87pt" svg:y="14.29pt">
            <text:p text:style-name="P1">Symphony RCP</text:p>
          </draw:rect>
          <draw:rect draw:z-index="7" draw:style-name="gr1" draw:text-style-name="P1" svg:width="172.57pt" svg:height="64.01pt" svg:x="528.35pt" svg:y="76.79pt">
            <text:p text:style-name="P1">Doc</text:p>
          </draw:rect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4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5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5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5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5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5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5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0" table:number-columns-repeated="3"/>
          <table:table-cell table:style-name="ce10" office:value-type="string" calcext:value-type="string">
            <text:p>MRT</text:p>
          </table:table-cell>
          <table:table-cell table:style-name="ce10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4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4" table:number-columns-repeated="1019"/>
        </table:table-row>
        <table:table-row table:style-name="ro1">
          <table:table-cell table:style-name="ce14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4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table table:name="Sheet5" table:style-name="ta1">
        <table:table-column table:style-name="co7" table:default-cell-style-name="Default"/>
        <table:table-row table:style-name="ro1"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&lt;name&gt;.feature includes core + edit + ui</text:p>
          </table:table-cell>
        </table:table-row>
        <table:table-row table:style-name="ro1">
          <table:table-cell office:value-type="string" calcext:value-type="string">
            <text:p>&lt;name&gt;.feature.core includes core only</text:p>
          </table:table-cell>
        </table:table-row>
      </table:table>
      <table:named-expressions/>
      <table:database-ranges>
        <table:database-range table:name="__Anonymous_Sheet_DB__0" table:target-range-address="'New Names Map'.A60:'New Names Map'.F8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1:21:55.452060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4.5.2$Linux_X86_64 LibreOffice_project/40$Build-2</meta:generator>
    <dc:date>2015-10-05T17:03:08.580015590</dc:date>
    <dc:creator>Regent L'Archeveque</dc:creator>
    <meta:editing-duration>PT23H5M54S</meta:editing-duration>
    <meta:editing-cycles>24</meta:editing-cycles>
    <meta:document-statistic meta:table-count="5" meta:cell-count="1486" meta:object-count="8"/>
  </office:meta>
</office:document-meta>
</file>